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5cm" fo:min-width="12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6cm" svg:x="5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5cm" svg:height="5.25cm" svg:x="3.5cm" svg:y="1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2:01:32.763130313</meta:creation-date>
    <dc:date>2022-08-11T12:01:47.548038793</dc:date>
    <meta:editing-duration>PT15S</meta:editing-duration>
    <meta:editing-cycles>1</meta:editing-cycles>
    <meta:generator>LibreOffice/7.3.3.2$Linux_X86_64 LibreOffice_project/30$Build-2</meta:generator>
    <meta:document-statistic meta:object-count="2"/>
  </office:meta>
</office:document-meta>
</file>